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4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asks: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Compilation Errors</text:p>
          </table:table-cell>
          <table:table-cell table:number-columns-repeated="3"/>
          <table:table-cell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replace for_eachs </text:p>
          </table:table-cell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Make it debug</text:p>
          </table:table-cell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CPT </text:p>
          </table:table-cell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-step complete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ew Format Checke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gical errors &amp; complete test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ther miscellaneous work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You can hard code this. Make sure to send 0.0001 as minimum and 0.9999 as maximum value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Logic for checking 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ackage (scripts &amp; writeup)</text:p>
          </table:table-cell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bmission</text:p>
          </table:table-cell>
          <table:table-cell table:number-columns-repeated="7"/>
          <table:table-cell table:style-name="ce7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DELTA_CH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4:06:31.720489719</dc:date>
    <meta:editing-duration>PT6H50M11S</meta:editing-duration>
    <meta:editing-cycles>46</meta:editing-cycles>
    <meta:generator>LibreOffice/4.3.3.2$Linux_X86_64 LibreOffice_project/430m0$Build-2</meta:generator>
    <meta:document-statistic meta:table-count="1" meta:cell-count="47" meta:object-count="0"/>
  </office:meta>
</office:document-meta>
</file>